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  <style:font-face style:name="ＭＳ ゴシック1" svg:font-family="'ＭＳ ゴシック'" style:font-family-generic="modern" style:font-pitch="variable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draw:fill="solid" draw:fill-color="#81d41a" draw:opacity="70%" draw:textarea-vertical-align="top" draw:auto-grow-height="false" draw:fit-to-size="false" style:shrink-to-fit="false" fo:min-height="1.251cm" fo:min-width="3.251cm" fo:padding-top="0.125cm" fo:padding-bottom="0.125cm" fo:padding-left="0.25cm" fo:padding-right="0.25cm" fo:wrap-option="wrap" style:writing-mode="lr-tb"/>
      <style:paragraph-properties style:writing-mode="lr-tb"/>
    </style:style>
    <style:style style:name="gr2" style:family="graphic" style:parent-style-name="objectwithoutfill">
      <style:graphic-properties svg:stroke-width="0.053cm" draw:marker-start-width="0.289cm" draw:marker-end-width="0.179cm" draw:fill="none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cm" draw:fill="none" draw:textarea-vertical-align="middle"/>
    </style:style>
    <style:style style:name="gr4" style:family="graphic" style:parent-style-name="standard" style:list-style-name="L1">
      <style:graphic-properties draw:stroke="none" svg:stroke-width="0cm" draw:fill="solid" draw:fill-color="#ffff00" draw:opacity="70%" draw:textarea-vertical-align="top" draw:auto-grow-height="false" draw:fit-to-size="false" style:shrink-to-fit="false" fo:min-height="0.251cm" fo:min-width="5.001cm" fo:padding-top="0.125cm" fo:padding-bottom="0.125cm" fo:padding-left="0.25cm" fo:padding-right="0.25cm" fo:wrap-option="wrap" style:writing-mode="lr-tb"/>
      <style:paragraph-properties style:writing-mode="lr-tb"/>
    </style:style>
    <style:style style:name="P1" style:family="paragraph">
      <style:paragraph-properties fo:margin-top="0cm" fo:margin-bottom="0cm" fo:line-height="0.25cm" fo:text-align="start" style:writing-mode="lr-tb"/>
      <style:text-properties style:font-name="ＭＳ ゴシック" fo:font-size="18pt"/>
    </style:style>
    <style:style style:name="P2" style:family="paragraph">
      <loext:graphic-properties draw:fill="solid" draw:fill-color="#81d41a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cm" fo:margin-bottom="0cm" fo:line-height="0.25cm" fo:text-align="start" style:writing-mode="lr-tb"/>
      <style:text-properties style:font-name="ＭＳ ゴシック" fo:font-size="9pt" style:font-size-asian="9pt" style:font-size-complex="9pt"/>
    </style:style>
    <style:style style:name="P5" style:family="paragraph">
      <loext:graphic-properties draw:fill="solid" draw:fill-color="#ffff00" draw:opacity="70%"/>
      <style:paragraph-properties fo:margin-top="0cm" fo:margin-bottom="0cm" fo:line-height="0.25cm" fo:text-align="start" style:writing-mode="lr-tb" style:font-independent-line-spacing="true"/>
      <style:text-properties style:font-name="ＭＳ ゴシック"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ＭＳ Ｐゴシック1" fo:font-size="9pt" fo:letter-spacing="normal" fo:language="en" fo:country="US" fo:font-style="normal" style:text-underline-style="none" fo:font-weight="normal" style:font-name-asian="DejaVu Sans" style:font-size-asian="9pt" style:font-style-asian="normal" style:font-weight-asian="normal" style:font-name-complex="DejaVu Sans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3.75cm" svg:height="1.5cm" svg:x="1.3cm" svg:y="11.25cm"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" draw:text-style-name="P3" draw:layer="layout" svg:x1="4.75cm" svg:y1="12.75cm" svg:x2="5.75cm" svg:y2="13.75cm">
          <text:p/>
        </draw:line>
        <draw:line draw:style-name="gr3" draw:text-style-name="P3" draw:layer="layout" svg:x1="20.251cm" svg:y1="4.52cm" svg:x2="21.501cm" svg:y2="4.77cm">
          <text:p/>
        </draw:line>
        <draw:custom-shape draw:style-name="gr4" draw:text-style-name="P5" draw:layer="layout" svg:width="5.5cm" svg:height="0.5cm" svg:x="14.751cm" svg:y="4.27cm">
          <text:p text:style-name="P4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page>
      <draw:page draw:name="page2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DejaVu Sans" svg:font-family="'DejaVu Sans'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Noto Sans JP" svg:font-family="'Noto Sans JP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modern" style:font-pitch="fixed"/>
    <style:font-face style:name="ＭＳ ゴシック1" svg:font-family="'ＭＳ ゴシック'" style:font-family-generic="modern" style:font-pitch="variable"/>
    <style:font-face style:name="ＭＳ ゴシック2" svg:font-family="'ＭＳ ゴシック'" style:font-pitch="fixed"/>
    <style:font-face style:name="ＭＳ Ｐゴシック" svg:font-family="'ＭＳ Ｐゴシック'" style:font-pitch="fixed"/>
    <style:font-face style:name="ＭＳ Ｐゴシック1" svg:font-family="'ＭＳ Ｐゴシック'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1" draw:display-name="線の終点 1" svg:viewBox="0 0 20 20" svg:d="M0 20l10-20 10 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游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10" svg:stroke-width="0cm" svg:stroke-color="#000000" draw:marker-start-width="0.21cm" draw:marker-end="Circle" draw:marker-end-width="0.1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08T22:28:31.953000000</meta:creation-date>
    <dc:date>2025-10-09T07:31:29.583000000</dc:date>
    <meta:editing-duration>P3DT6H18M19S</meta:editing-duration>
    <meta:editing-cycles>89</meta:editing-cycles>
    <meta:generator>LibreOffice/7.5.5.2$Windows_X86_64 LibreOffice_project/ca8fe7424262805f223b9a2334bc7181abbcbf5e</meta:generator>
    <meta:document-statistic meta:object-count="4"/>
  </office:meta>
</office:document-meta>
</file>